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2eaf1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2eaf1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84.46pt" svg:y="17.12pt">
            <loext:p draw:notify-on-update-of-ranges="Sheet1.B2:Sheet1.B12 Sheet1.C2:Sheet1.C12 Sheet1.B2:Sheet1.B12 Sheet1.D2:Sheet1.D12 Sheet1.B2:Sheet1.B12 Sheet1.E2:Sheet1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6"/>
        <table:table-column table:style-name="co1" table:number-columns-repeated="2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table:style-name="ce4" office:value-type="float" office:value="0.000411069" calcext:value-type="float">
            <text:p>0.000411069</text:p>
          </table:table-cell>
          <table:table-cell office:value-type="float" office:value="0.000386087" calcext:value-type="float">
            <text:p>0.000386087</text:p>
          </table:table-cell>
          <table:table-cell office:value-type="float" office:value="0.000341375" calcext:value-type="float">
            <text:p>0.000341375</text:p>
          </table:table-cell>
        </table:table-row>
        <table:table-row table:style-name="ro1">
          <table:table-cell/>
          <table:table-cell table:style-name="ce2" office:value-type="float" office:value="1048576" calcext:value-type="float">
            <text:p>1048576</text:p>
          </table:table-cell>
          <table:table-cell table:style-name="ce5" office:value-type="float" office:value="0.000740459" calcext:value-type="float">
            <text:p>0.000740459</text:p>
          </table:table-cell>
          <table:table-cell table:style-name="ce5" office:value-type="float" office:value="0.000732678" calcext:value-type="float">
            <text:p>0.000732678</text:p>
          </table:table-cell>
          <table:table-cell table:style-name="ce5" office:value-type="float" office:value="0.000765106" calcext:value-type="float">
            <text:p>0.000765106</text:p>
          </table:table-cell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table:style-name="ce4" office:value-type="float" office:value="0.001491743" calcext:value-type="float">
            <text:p>0.001491743</text:p>
          </table:table-cell>
          <table:table-cell office:value-type="float" office:value="0.000970516" calcext:value-type="float">
            <text:p>0.000970516</text:p>
          </table:table-cell>
          <table:table-cell office:value-type="float" office:value="0.001481198" calcext:value-type="float">
            <text:p>0.001481198</text:p>
          </table:table-cell>
        </table:table-row>
        <table:table-row table:style-name="ro1">
          <table:table-cell/>
          <table:table-cell table:style-name="ce2" office:value-type="float" office:value="4194304" calcext:value-type="float">
            <text:p>4194304</text:p>
          </table:table-cell>
          <table:table-cell/>
          <table:table-cell table:style-name="ce5" office:value-type="float" office:value="0.003178448" calcext:value-type="float">
            <text:p>0.003178448</text:p>
          </table:table-cell>
          <table:table-cell table:style-name="ce5" office:value-type="float" office:value="0.003158195" calcext:value-type="float">
            <text:p>0.003158195</text:p>
          </table:table-cell>
        </table:table-row>
        <table:table-row table:style-name="ro1">
          <table:table-cell/>
          <table:table-cell office:value-type="float" office:value="8388608" calcext:value-type="float">
            <text:p>8388608</text:p>
          </table:table-cell>
          <table:table-cell table:style-name="ce7"/>
          <table:table-cell office:value-type="float" office:value="0.005282087" calcext:value-type="float">
            <text:p>0.005282087</text:p>
          </table:table-cell>
          <table:table-cell office:value-type="float" office:value="0.005023932" calcext:value-type="float">
            <text:p>0.005023932</text:p>
          </table:table-cell>
        </table:table-row>
        <table:table-row table:style-name="ro1">
          <table:table-cell/>
          <table:table-cell table:style-name="ce2" office:value-type="float" office:value="16777216" calcext:value-type="float">
            <text:p>16777216</text:p>
          </table:table-cell>
          <table:table-cell/>
          <table:table-cell table:style-name="ce5" office:value-type="float" office:value="0.010510013" calcext:value-type="float">
            <text:p>0.010510013</text:p>
          </table:table-cell>
          <table:table-cell table:style-name="ce5" office:value-type="float" office:value="0.010056216" calcext:value-type="float">
            <text:p>0.010056216</text:p>
          </table:table-cell>
        </table:table-row>
        <table:table-row table:style-name="ro1">
          <table:table-cell/>
          <table:table-cell office:value-type="float" office:value="33554432" calcext:value-type="float">
            <text:p>33554432</text:p>
          </table:table-cell>
          <table:table-cell table:style-name="ce7"/>
          <table:table-cell office:value-type="float" office:value="0.020030447" calcext:value-type="float">
            <text:p>0.020030447</text:p>
          </table:table-cell>
          <table:table-cell office:value-type="float" office:value="0.019883984" calcext:value-type="float">
            <text:p>0.019883984</text:p>
          </table:table-cell>
        </table:table-row>
        <table:table-row table:style-name="ro1">
          <table:table-cell/>
          <table:table-cell table:style-name="ce2" office:value-type="float" office:value="67108864" calcext:value-type="float">
            <text:p>67108864</text:p>
          </table:table-cell>
          <table:table-cell/>
          <table:table-cell table:style-name="ce5" office:value-type="float" office:value="0.040693417" calcext:value-type="float">
            <text:p>0.040693417</text:p>
          </table:table-cell>
          <table:table-cell table:style-name="ce5" office:value-type="float" office:value="0.039517264" calcext:value-type="float">
            <text:p>0.039517264</text:p>
          </table:table-cell>
        </table:table-row>
        <table:table-row table:style-name="ro1">
          <table:table-cell/>
          <table:table-cell office:value-type="float" office:value="134217728" calcext:value-type="float">
            <text:p>134217728</text:p>
          </table:table-cell>
          <table:table-cell table:style-name="ce7"/>
          <table:table-cell office:value-type="float" office:value="0.081828097" calcext:value-type="float">
            <text:p>0.081828097</text:p>
          </table:table-cell>
          <table:table-cell office:value-type="float" office:value="0.079397642" calcext:value-type="float">
            <text:p>0.079397642</text:p>
          </table:table-cell>
        </table:table-row>
        <table:table-row table:style-name="ro1">
          <table:table-cell/>
          <table:table-cell table:style-name="ce2" office:value-type="float" office:value="268435456" calcext:value-type="float">
            <text:p>268435456</text:p>
          </table:table-cell>
          <table:table-cell/>
          <table:table-cell table:style-name="ce5" office:value-type="float" office:value="0.163252464" calcext:value-type="float">
            <text:p>0.163252464</text:p>
          </table:table-cell>
          <table:table-cell table:style-name="ce5" office:value-type="float" office:value="0.158678541" calcext:value-type="float">
            <text:p>0.158678541</text:p>
          </table:table-cell>
        </table:table-row>
        <table:table-row table:style-name="ro1">
          <table:table-cell/>
          <table:table-cell table:style-name="ce3" office:value-type="float" office:value="536870912" calcext:value-type="float">
            <text:p>536870912</text:p>
          </table:table-cell>
          <table:table-cell table:style-name="ce8"/>
          <table:table-cell table:style-name="ce9" office:value-type="float" office:value="0.16322804" calcext:value-type="float">
            <text:p>0.16322804</text:p>
          </table:table-cell>
          <table:table-cell table:style-name="ce9" office:value-type="float" office:value="0.317901719" calcext:value-type="float">
            <text:p>0.317901719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383.73pt" svg:y="27.69pt">
            <loext:p draw:notify-on-update-of-ranges="Sheet2.B2:Sheet2.B12 Sheet2.C2:Sheet2.C12 Sheet2.B2:Sheet2.B12 Sheet2.D2:Sheet2.D12 Sheet2.B2:Sheet2.B12 Sheet2.E2:Sheet2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10"/>
        <table:table-column table:style-name="co1" table:number-columns-repeated="2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table:style-name="ce4" office:value-type="float" office:value="0.000164535" calcext:value-type="float">
            <text:p>0.000164535</text:p>
          </table:table-cell>
          <table:table-cell office:value-type="float" office:value="0.00016437" calcext:value-type="float">
            <text:p>0.00016437</text:p>
          </table:table-cell>
          <table:table-cell office:value-type="float" office:value="0.000151977" calcext:value-type="float">
            <text:p>0.000151977</text:p>
          </table:table-cell>
        </table:table-row>
        <table:table-row table:style-name="ro1">
          <table:table-cell/>
          <table:table-cell table:style-name="ce2" office:value-type="float" office:value="1048576" calcext:value-type="float">
            <text:p>1048576</text:p>
          </table:table-cell>
          <table:table-cell table:style-name="ce5" office:value-type="float" office:value="0.00030439" calcext:value-type="float">
            <text:p>0.00030439</text:p>
          </table:table-cell>
          <table:table-cell table:style-name="ce5" office:value-type="float" office:value="0.000227306" calcext:value-type="float">
            <text:p>0.000227306</text:p>
          </table:table-cell>
          <table:table-cell table:style-name="ce5" office:value-type="float" office:value="0.000319473" calcext:value-type="float">
            <text:p>0.000319473</text:p>
          </table:table-cell>
        </table:table-row>
        <table:table-row table:style-name="ro1">
          <table:table-cell/>
          <table:table-cell office:value-type="float" office:value="2097152" calcext:value-type="float">
            <text:p>2097152</text:p>
          </table:table-cell>
          <table:table-cell table:style-name="ce4" office:value-type="float" office:value="0.000635716" calcext:value-type="float">
            <text:p>0.000635716</text:p>
          </table:table-cell>
          <table:table-cell office:value-type="float" office:value="0.000955098" calcext:value-type="float">
            <text:p>0.000955098</text:p>
          </table:table-cell>
          <table:table-cell office:value-type="float" office:value="0.000724557" calcext:value-type="float">
            <text:p>0.000724557</text:p>
          </table:table-cell>
        </table:table-row>
        <table:table-row table:style-name="ro1">
          <table:table-cell/>
          <table:table-cell table:style-name="ce2" office:value-type="float" office:value="4194304" calcext:value-type="float">
            <text:p>4194304</text:p>
          </table:table-cell>
          <table:table-cell/>
          <table:table-cell table:style-name="ce5" office:value-type="float" office:value="0.001763144" calcext:value-type="float">
            <text:p>0.001763144</text:p>
          </table:table-cell>
          <table:table-cell table:style-name="ce5" office:value-type="float" office:value="0.001714927" calcext:value-type="float">
            <text:p>0.001714927</text:p>
          </table:table-cell>
        </table:table-row>
        <table:table-row table:style-name="ro1">
          <table:table-cell/>
          <table:table-cell office:value-type="float" office:value="8388608" calcext:value-type="float">
            <text:p>8388608</text:p>
          </table:table-cell>
          <table:table-cell table:style-name="ce11"/>
          <table:table-cell office:value-type="float" office:value="0.003317063" calcext:value-type="float">
            <text:p>0.003317063</text:p>
          </table:table-cell>
          <table:table-cell office:value-type="float" office:value="0.003031913" calcext:value-type="float">
            <text:p>0.003031913</text:p>
          </table:table-cell>
        </table:table-row>
        <table:table-row table:style-name="ro1">
          <table:table-cell/>
          <table:table-cell table:style-name="ce2" office:value-type="float" office:value="16777216" calcext:value-type="float">
            <text:p>16777216</text:p>
          </table:table-cell>
          <table:table-cell/>
          <table:table-cell table:style-name="ce5" office:value-type="float" office:value="0.006020259" calcext:value-type="float">
            <text:p>0.006020259</text:p>
          </table:table-cell>
          <table:table-cell table:style-name="ce5" office:value-type="float" office:value="0.005758548" calcext:value-type="float">
            <text:p>0.005758548</text:p>
          </table:table-cell>
        </table:table-row>
        <table:table-row table:style-name="ro1">
          <table:table-cell/>
          <table:table-cell office:value-type="float" office:value="33554432" calcext:value-type="float">
            <text:p>33554432</text:p>
          </table:table-cell>
          <table:table-cell table:style-name="ce11"/>
          <table:table-cell office:value-type="float" office:value="0.012844033" calcext:value-type="float">
            <text:p>0.012844033</text:p>
          </table:table-cell>
          <table:table-cell office:value-type="float" office:value="0.011022017" calcext:value-type="float">
            <text:p>0.011022017</text:p>
          </table:table-cell>
        </table:table-row>
        <table:table-row table:style-name="ro1">
          <table:table-cell/>
          <table:table-cell table:style-name="ce2" office:value-type="float" office:value="67108864" calcext:value-type="float">
            <text:p>67108864</text:p>
          </table:table-cell>
          <table:table-cell/>
          <table:table-cell table:style-name="ce5" office:value-type="float" office:value="0.03264537" calcext:value-type="float">
            <text:p>0.03264537</text:p>
          </table:table-cell>
          <table:table-cell table:style-name="ce5" office:value-type="float" office:value="0.022532635" calcext:value-type="float">
            <text:p>0.022532635</text:p>
          </table:table-cell>
        </table:table-row>
        <table:table-row table:style-name="ro1">
          <table:table-cell/>
          <table:table-cell office:value-type="float" office:value="134217728" calcext:value-type="float">
            <text:p>134217728</text:p>
          </table:table-cell>
          <table:table-cell table:style-name="ce11"/>
          <table:table-cell office:value-type="float" office:value="0.044778539" calcext:value-type="float">
            <text:p>0.044778539</text:p>
          </table:table-cell>
          <table:table-cell office:value-type="float" office:value="0.043884124" calcext:value-type="float">
            <text:p>0.043884124</text:p>
          </table:table-cell>
        </table:table-row>
        <table:table-row table:style-name="ro1">
          <table:table-cell/>
          <table:table-cell table:style-name="ce2" office:value-type="float" office:value="268435456" calcext:value-type="float">
            <text:p>268435456</text:p>
          </table:table-cell>
          <table:table-cell/>
          <table:table-cell table:style-name="ce5" office:value-type="float" office:value="0.091781229" calcext:value-type="float">
            <text:p>0.091781229</text:p>
          </table:table-cell>
          <table:table-cell table:style-name="ce5" office:value-type="float" office:value="0.087515813" calcext:value-type="float">
            <text:p>0.087515813</text:p>
          </table:table-cell>
        </table:table-row>
        <table:table-row table:style-name="ro1">
          <table:table-cell/>
          <table:table-cell table:style-name="ce3" office:value-type="float" office:value="536870912" calcext:value-type="float">
            <text:p>536870912</text:p>
          </table:table-cell>
          <table:table-cell table:style-name="ce12"/>
          <table:table-cell table:style-name="ce9" office:value-type="float" office:value="0.088275471" calcext:value-type="float">
            <text:p>0.088275471</text:p>
          </table:table-cell>
          <table:table-cell table:style-name="ce9" office:value-type="float" office:value="0.170556654" calcext:value-type="float">
            <text:p>0.170556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9:45:55.766152730</meta:creation-date>
    <dc:date>2017-03-07T20:02:59.299282171</dc:date>
    <meta:editing-duration>PT6M1S</meta:editing-duration>
    <meta:editing-cycles>1</meta:editing-cycles>
    <meta:document-statistic meta:table-count="2" meta:cell-count="7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4.341cm" svg:y="8.217cm" style:legend-expansion="wide" chart:style-name="ch2"/>
        <chart:plot-area chart:style-name="ch3" table:cell-range-address="Sheet2.B2:Sheet2.E12" chart:data-source-has-labels="row" svg:x="0.32cm" svg:y="0.18cm" svg:width="15.36cm" svg:height="7.857cm">
          <chartooo:coordinate-region svg:x="1.232cm" svg:y="0.379cm" svg:width="13.613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12" loext:label-string="locales" chart:class="chart:scatter">
            <chart:domain table:cell-range-address="Sheet2.B2:Sheet2.B12"/>
            <chart:data-point chart:repeated="11"/>
          </chart:series>
          <chart:series chart:style-name="ch7" chart:values-cell-range-address="Sheet2.D2:Sheet2.D12" loext:label-string="globales" chart:class="chart:scatter">
            <chart:data-point chart:repeated="11"/>
          </chart:series>
          <chart:series chart:style-name="ch8" chart:values-cell-range-address="Sheet2.E2:Sheet2.E12" loext:label-string="dinamicas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ales</text:p>
              </table:table-cell>
              <table:table-cell office:value-type="string">
                <text:p>globales</text:p>
              </table:table-cell>
              <table:table-cell office:value-type="string">
                <text:p>dinamic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2.B2:Sheet2.B12</svg:desc>
                </draw:g>
              </table:table-cell>
              <table:table-cell office:value-type="float" office:value="0.000164535">
                <text:p>0.000164535</text:p>
                <draw:g>
                  <svg:desc>Sheet2.C2:Sheet2.C12</svg:desc>
                </draw:g>
              </table:table-cell>
              <table:table-cell office:value-type="float" office:value="0.00016437">
                <text:p>0.00016437</text:p>
                <draw:g>
                  <svg:desc>Sheet2.D2:Sheet2.D12</svg:desc>
                </draw:g>
              </table:table-cell>
              <table:table-cell office:value-type="float" office:value="0.000151977">
                <text:p>0.000151977</text:p>
                <draw:g>
                  <svg:desc>Sheet2.E2:Sheet2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30439">
                <text:p>0.00030439</text:p>
              </table:table-cell>
              <table:table-cell office:value-type="float" office:value="0.000227306">
                <text:p>0.000227306</text:p>
              </table:table-cell>
              <table:table-cell office:value-type="float" office:value="0.000319473">
                <text:p>0.000319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0635716">
                <text:p>0.000635716</text:p>
              </table:table-cell>
              <table:table-cell office:value-type="float" office:value="0.000955098">
                <text:p>0.000955098</text:p>
              </table:table-cell>
              <table:table-cell office:value-type="float" office:value="0.000724557">
                <text:p>0.000724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1763144">
                <text:p>0.001763144</text:p>
              </table:table-cell>
              <table:table-cell office:value-type="float" office:value="0.001714927">
                <text:p>0.001714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3317063">
                <text:p>0.003317063</text:p>
              </table:table-cell>
              <table:table-cell office:value-type="float" office:value="0.003031913">
                <text:p>0.00303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6020259">
                <text:p>0.006020259</text:p>
              </table:table-cell>
              <table:table-cell office:value-type="float" office:value="0.005758548">
                <text:p>0.005758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2844033">
                <text:p>0.012844033</text:p>
              </table:table-cell>
              <table:table-cell office:value-type="float" office:value="0.011022017">
                <text:p>0.011022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264537">
                <text:p>0.03264537</text:p>
              </table:table-cell>
              <table:table-cell office:value-type="float" office:value="0.022532635">
                <text:p>0.022532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44778539">
                <text:p>0.044778539</text:p>
              </table:table-cell>
              <table:table-cell office:value-type="float" office:value="0.043884124">
                <text:p>0.043884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091781229">
                <text:p>0.091781229</text:p>
              </table:table-cell>
              <table:table-cell office:value-type="float" office:value="0.087515813">
                <text:p>0.087515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088275471">
                <text:p>0.088275471</text:p>
              </table:table-cell>
              <table:table-cell office:value-type="float" office:value="0.170556654">
                <text:p>0.170556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start" svg:x="0.21cm" svg:y="3.703cm" style:legend-expansion="high" chart:style-name="ch2"/>
        <chart:plot-area chart:style-name="ch3" table:cell-range-address="Sheet1.B2:Sheet1.E12" chart:data-source-has-labels="row" svg:x="3.225cm" svg:y="0.18cm" svg:width="12.455cm" svg:height="8.64cm">
          <chartooo:coordinate-region svg:x="4.137cm" svg:y="0.379cm" svg:width="10.7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2" loext:label-string="locales" chart:class="chart:scatter">
            <chart:domain table:cell-range-address="Sheet1.B2:Sheet1.B12"/>
            <chart:data-point chart:repeated="11"/>
          </chart:series>
          <chart:series chart:style-name="ch7" chart:values-cell-range-address="Sheet1.D2:Sheet1.D12" loext:label-string="globales" chart:class="chart:scatter">
            <chart:data-point chart:repeated="11"/>
          </chart:series>
          <chart:series chart:style-name="ch8" chart:values-cell-range-address="Sheet1.E2:Sheet1.E12" loext:label-string="dinamicos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ales</text:p>
              </table:table-cell>
              <table:table-cell office:value-type="string">
                <text:p>globales</text:p>
              </table:table-cell>
              <table:table-cell office:value-type="string">
                <text:p>dinamic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2:Sheet1.B12</svg:desc>
                </draw:g>
              </table:table-cell>
              <table:table-cell office:value-type="float" office:value="0.000411069">
                <text:p>0.000411069</text:p>
                <draw:g>
                  <svg:desc>Sheet1.C2:Sheet1.C12</svg:desc>
                </draw:g>
              </table:table-cell>
              <table:table-cell office:value-type="float" office:value="0.000386087">
                <text:p>0.000386087</text:p>
                <draw:g>
                  <svg:desc>Sheet1.D2:Sheet1.D12</svg:desc>
                </draw:g>
              </table:table-cell>
              <table:table-cell office:value-type="float" office:value="0.000341375">
                <text:p>0.000341375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740459">
                <text:p>0.000740459</text:p>
              </table:table-cell>
              <table:table-cell office:value-type="float" office:value="0.000732678">
                <text:p>0.000732678</text:p>
              </table:table-cell>
              <table:table-cell office:value-type="float" office:value="0.000765106">
                <text:p>0.000765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491743">
                <text:p>0.001491743</text:p>
              </table:table-cell>
              <table:table-cell office:value-type="float" office:value="0.000970516">
                <text:p>0.000970516</text:p>
              </table:table-cell>
              <table:table-cell office:value-type="float" office:value="0.001481198">
                <text:p>0.001481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178448">
                <text:p>0.003178448</text:p>
              </table:table-cell>
              <table:table-cell office:value-type="float" office:value="0.003158195">
                <text:p>0.003158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282087">
                <text:p>0.005282087</text:p>
              </table:table-cell>
              <table:table-cell office:value-type="float" office:value="0.005023932">
                <text:p>0.005023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0510013">
                <text:p>0.010510013</text:p>
              </table:table-cell>
              <table:table-cell office:value-type="float" office:value="0.010056216">
                <text:p>0.010056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0030447">
                <text:p>0.020030447</text:p>
              </table:table-cell>
              <table:table-cell office:value-type="float" office:value="0.019883984">
                <text:p>0.019883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40693417">
                <text:p>0.040693417</text:p>
              </table:table-cell>
              <table:table-cell office:value-type="float" office:value="0.039517264">
                <text:p>0.039517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81828097">
                <text:p>0.081828097</text:p>
              </table:table-cell>
              <table:table-cell office:value-type="float" office:value="0.079397642">
                <text:p>0.079397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63252464">
                <text:p>0.163252464</text:p>
              </table:table-cell>
              <table:table-cell office:value-type="float" office:value="0.158678541">
                <text:p>0.158678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6322804">
                <text:p>0.16322804</text:p>
              </table:table-cell>
              <table:table-cell office:value-type="float" office:value="0.317901719">
                <text:p>0.3179017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